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Normal">
      <style:table-cell-properties fo:background-color="#d2ced4"/>
    </style:style>
    <style:style style:name="ce116" style:family="table-cell" style:parent-style-name="Normal">
      <style:table-cell-properties fo:background-color="#c0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1-10-02T15:14:50" calcext:value-type="date">
            <text:p>2021-10-02 15:14:50</text:p>
          </table:table-cell>
          <table:table-cell table:style-name="ce22" office:value-type="date" office:date-value="2021-10-02" calcext:value-type="date">
            <text:p>2021-10-02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15H14M51S" calcext:value-type="time">
            <text:p>15:14:51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1-10-02T15:14:51" calcext:value-type="date">
            <text:p>2021-10-02 15:14:51</text:p>
          </table:table-cell>
          <table:table-cell table:style-name="ce23" office:value-type="date" office:date-value="2021-10-02" calcext:value-type="date">
            <text:p>2021-10-02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03H14M51S" calcext:value-type="time">
            <text:p>03:14:51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1-10-02T15:14:51" calcext:value-type="date">
            <text:p>2021-10-02 15:14:51</text:p>
          </table:table-cell>
          <table:table-cell table:style-name="ce24" office:value-type="date" office:date-value="2021-10-02" calcext:value-type="date">
            <text:p>2021-10-02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15H14M52S" calcext:value-type="time">
            <text:p>15:14:52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1-10-02T15:14:52" calcext:value-type="date">
            <text:p>2021-10-02 15:14:52</text:p>
          </table:table-cell>
          <table:table-cell table:style-name="ce25" office:value-type="date" office:date-value="2021-10-02" calcext:value-type="date">
            <text:p>2021-10-02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03H14M52S" calcext:value-type="time">
            <text:p>03:14:52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1-10-02T15:14:52" calcext:value-type="date">
            <text:p>2021-10-02 15:14:52</text:p>
          </table:table-cell>
          <table:table-cell table:style-name="ce26" office:value-type="date" office:date-value="2021-10-02" calcext:value-type="date">
            <text:p>2021-10-02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15H14M52S" calcext:value-type="time">
            <text:p>15:14:52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1-10-02T15:14:52" calcext:value-type="date">
            <text:p>2021-10-02 15:14:52</text:p>
          </table:table-cell>
          <table:table-cell table:style-name="ce27" office:value-type="date" office:date-value="2021-10-02" calcext:value-type="date">
            <text:p>2021-10-02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03H14M52S" calcext:value-type="time">
            <text:p>03:14:52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1-10-02T15:14:52" calcext:value-type="date">
            <text:p>2021-10-02 15:14:52</text:p>
          </table:table-cell>
          <table:table-cell table:style-name="ce28" office:value-type="date" office:date-value="2021-10-02" calcext:value-type="date">
            <text:p>2021-10-02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15H14M53S" calcext:value-type="time">
            <text:p>15:14:53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1-10-02T15:14:53" calcext:value-type="date">
            <text:p>2021-10-02 15:14:53</text:p>
          </table:table-cell>
          <table:table-cell table:style-name="ce29" office:value-type="date" office:date-value="2021-10-02" calcext:value-type="date">
            <text:p>2021-10-02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03H14M53S" calcext:value-type="time">
            <text:p>03:14:53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1-10-02T15:14:53" calcext:value-type="date">
            <text:p>2021-10-02 15:14:53</text:p>
          </table:table-cell>
          <table:table-cell table:style-name="ce30" office:value-type="date" office:date-value="2021-10-02" calcext:value-type="date">
            <text:p>2021-10-02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15H14M53S" calcext:value-type="time">
            <text:p>15:14:53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1-10-02T15:14:53" calcext:value-type="date">
            <text:p>2021-10-02 15:14:53</text:p>
          </table:table-cell>
          <table:table-cell table:style-name="ce31" office:value-type="date" office:date-value="2021-10-02" calcext:value-type="date">
            <text:p>2021-10-02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03H14M53S" calcext:value-type="time">
            <text:p>03:14:53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1-10-02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Helper values with total (vertic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Suma 3</text:p>
          </table:table-cell>
          <table:table-cell table:number-columns-repeated="8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35" table:formula="of:=SUM([.A6:.A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35" table:formula="of:=SUM([.E12:.G12])" office:value-type="float" office:value="12" calcext:value-type="float">
            <text:p>12</text:p>
          </table:table-cell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35" table:formula="of:=SUM([.E13:.G13])" office:value-type="float" office:value="15" calcext:value-type="float">
            <text:p>15</text:p>
          </table:table-cell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35" table:formula="of:=SUM([.E14:.G14])" office:value-type="float" office:value="18" calcext:value-type="float">
            <text:p>1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5" table:formula="of:=SUM([.A12:.A15])" office:value-type="float" office:value="12" calcext:value-type="float">
            <text:p>12</text:p>
          </table:table-cell>
          <table:table-cell table:style-name="ce35" table:formula="of:=SUM([.B12:.B15])" office:value-type="float" office:value="15" calcext:value-type="float">
            <text:p>15</text:p>
          </table:table-cell>
          <table:table-cell table:style-name="ce35" table:formula="of:=SUM([.C12:.C15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number-columns-repeated="3"/>
          <table:table-cell table:style-name="ce115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0:.D20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B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21:.D21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C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B22:.D22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0:.B22])" office:value-type="float" office:value="12" calcext:value-type="float">
            <text:p>12</text:p>
          </table:table-cell>
          <table:table-cell table:style-name="ce35" table:formula="of:=SUM([.C20:.C22])" office:value-type="float" office:value="15" calcext:value-type="float">
            <text:p>15</text:p>
          </table:table-cell>
          <table:table-cell table:style-name="ce35" table:formula="of:=SUM([.D20:.D22])" office:value-type="float" office:value="18" calcext:value-type="float">
            <text:p>18</text:p>
          </table:table-cell>
          <table:table-cell table:style-name="ce35" table:formula="of:=SUM([.B23:.D23])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/00/0000</text:date>, <text:time style:data-style-name="N2" text:time-value="15:14:47.76300414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2T15:14:44</meta:creation-date>
    <meta:generator>LibreOffice/7.1.6.2.0$Linux_X86_64 LibreOffice_project/10$Build-2</meta:generator>
    <meta:editing-duration>PT11S</meta:editing-duration>
    <meta:editing-cycles>2</meta:editing-cycles>
    <meta:initial-creator>Turulomio</meta:initial-creator>
    <dc:description>This file have been generated with UnoGenerator-0.4.0. You can see UnoGenerator main page in http://github.com/turulomio/unogenerator</dc:description>
    <dc:subject>Demo with ODS class</dc:subject>
    <meta:keyword>unogenerator</meta:keyword>
    <meta:keyword>demo</meta:keyword>
    <meta:keyword>files</meta:keyword>
    <dc:date>2021-10-02T15:14:59.374532236</dc:date>
    <dc:title>UnoGenerator ODS example</dc:title>
    <meta:document-statistic meta:table-count="2" meta:cell-count="197" meta:object-count="0"/>
  </office:meta>
</office:document-meta>
</file>